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dbc" officeooo:paragraph-rsid="00176dbc"/>
    </style:style>
    <style:style style:name="P2" style:family="paragraph" style:parent-style-name="Standard">
      <style:text-properties officeooo:rsid="0019e9af" officeooo:paragraph-rsid="0019e9af"/>
    </style:style>
    <style:style style:name="P3" style:family="paragraph" style:parent-style-name="Standard">
      <style:text-properties officeooo:rsid="0019e9af" officeooo:paragraph-rsid="00176dbc"/>
    </style:style>
    <style:style style:name="P4" style:family="paragraph" style:parent-style-name="Standard">
      <style:text-properties officeooo:rsid="001bf350" officeooo:paragraph-rsid="001bf350"/>
    </style:style>
    <style:style style:name="P5" style:family="paragraph" style:parent-style-name="Standard">
      <style:text-properties officeooo:rsid="001d8dd0" officeooo:paragraph-rsid="001d8dd0"/>
    </style:style>
    <style:style style:name="P6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7" style:family="paragraph" style:parent-style-name="Standard">
      <style:text-properties fo:font-style="italic" officeooo:rsid="00207dad" officeooo:paragraph-rsid="00224d6a" style:font-style-asian="italic" style:font-style-complex="italic"/>
    </style:style>
    <style:style style:name="P8" style:family="paragraph" style:parent-style-name="Standard">
      <style:text-properties officeooo:rsid="002ce049" officeooo:paragraph-rsid="002ce049"/>
    </style:style>
    <style:style style:name="P9" style:family="paragraph" style:parent-style-name="Standard">
      <style:text-properties officeooo:rsid="002d6afd" officeooo:paragraph-rsid="002d6afd"/>
    </style:style>
    <style:style style:name="P10" style:family="paragraph" style:parent-style-name="Standard">
      <style:text-properties officeooo:rsid="00207dad" officeooo:paragraph-rsid="00224d6a"/>
    </style:style>
    <style:style style:name="P11" style:family="paragraph" style:parent-style-name="Standard">
      <style:text-properties officeooo:rsid="00224d6a" officeooo:paragraph-rsid="001d8dd0"/>
    </style:style>
    <style:style style:name="P12" style:family="paragraph" style:parent-style-name="Standard" style:list-style-name="L1">
      <style:text-properties officeooo:rsid="00257e76" officeooo:paragraph-rsid="00281ea9"/>
    </style:style>
    <style:style style:name="P13" style:family="paragraph" style:parent-style-name="Standard" style:list-style-name="L1">
      <style:text-properties officeooo:rsid="00317147" officeooo:paragraph-rsid="00317147"/>
    </style:style>
    <style:style style:name="P14" style:family="paragraph" style:parent-style-name="Standard" style:list-style-name="L1">
      <style:text-properties officeooo:rsid="00281ea9" officeooo:paragraph-rsid="00281ea9"/>
    </style:style>
    <style:style style:name="P15" style:family="paragraph" style:parent-style-name="Standard" style:list-style-name="L2">
      <style:text-properties officeooo:rsid="002dad61" officeooo:paragraph-rsid="002dad61"/>
    </style:style>
    <style:style style:name="P16" style:family="paragraph" style:parent-style-name="Standard" style:list-style-name="L2">
      <style:text-properties officeooo:rsid="002f9529" officeooo:paragraph-rsid="002f9529"/>
    </style:style>
    <style:style style:name="P17" style:family="paragraph" style:parent-style-name="Standard" style:list-style-name="L3">
      <style:text-properties officeooo:rsid="001d8dd0" officeooo:paragraph-rsid="00176dbc"/>
    </style:style>
    <style:style style:name="P18" style:family="paragraph" style:parent-style-name="Standard" style:list-style-name="L3">
      <style:text-properties officeooo:rsid="001d8dd0" officeooo:paragraph-rsid="001d8dd0"/>
    </style:style>
    <style:style style:name="P19" style:family="paragraph" style:parent-style-name="Standard" style:list-style-name="L4">
      <style:text-properties officeooo:rsid="001d8dd0" officeooo:paragraph-rsid="001d8dd0"/>
    </style:style>
    <style:style style:name="P20" style:family="paragraph" style:parent-style-name="Standard" style:list-style-name="L4">
      <style:text-properties officeooo:rsid="001d8dd0" officeooo:paragraph-rsid="00207dad"/>
    </style:style>
    <style:style style:name="P21" style:family="paragraph" style:parent-style-name="Standard" style:list-style-name="L4">
      <style:text-properties officeooo:rsid="001d8dd0" officeooo:paragraph-rsid="0029b441"/>
    </style:style>
    <style:style style:name="P22" style:family="paragraph" style:parent-style-name="Standard" style:list-style-name="L6">
      <style:text-properties officeooo:rsid="001d8dd0" officeooo:paragraph-rsid="001d8dd0"/>
    </style:style>
    <style:style style:name="P23" style:family="paragraph" style:parent-style-name="Standard" style:list-style-name="L3">
      <style:text-properties officeooo:rsid="00176dbc" officeooo:paragraph-rsid="00176dbc"/>
    </style:style>
    <style:style style:name="P24" style:family="paragraph" style:parent-style-name="Standard">
      <style:text-properties officeooo:rsid="00176dbc" officeooo:paragraph-rsid="00176dbc"/>
    </style:style>
    <style:style style:name="P25" style:family="paragraph" style:parent-style-name="Standard" style:list-style-name="L3">
      <style:text-properties officeooo:rsid="001b89a0" officeooo:paragraph-rsid="001b89a0"/>
    </style:style>
    <style:style style:name="P26" style:family="paragraph" style:parent-style-name="Standard" style:list-style-name="L3">
      <style:text-properties officeooo:rsid="003432ad" officeooo:paragraph-rsid="003432ad"/>
    </style:style>
    <style:style style:name="P27" style:family="paragraph" style:parent-style-name="Standard" style:list-style-name="L3">
      <style:text-properties officeooo:rsid="0024cdce" officeooo:paragraph-rsid="0024cdce"/>
    </style:style>
    <style:style style:name="P28" style:family="paragraph" style:parent-style-name="Standard" style:list-style-name="L3">
      <style:text-properties officeooo:rsid="00261ffe" officeooo:paragraph-rsid="00261ffe"/>
    </style:style>
    <style:style style:name="P29" style:family="paragraph" style:parent-style-name="Standard" style:list-style-name="L3">
      <style:text-properties officeooo:rsid="003348be" officeooo:paragraph-rsid="003348be"/>
    </style:style>
    <style:style style:name="P30" style:family="paragraph" style:parent-style-name="Standard" style:list-style-name="L3">
      <style:text-properties officeooo:rsid="0019e9af" officeooo:paragraph-rsid="0019e9af"/>
    </style:style>
    <style:style style:name="P31" style:family="paragraph" style:parent-style-name="Standard" style:list-style-name="L3">
      <style:text-properties officeooo:rsid="001bf350" officeooo:paragraph-rsid="001bf350"/>
    </style:style>
    <style:style style:name="P32" style:family="paragraph" style:parent-style-name="Standard" style:list-style-name="L5">
      <style:text-properties officeooo:rsid="00224dc3" officeooo:paragraph-rsid="00224dc3"/>
    </style:style>
    <style:style style:name="P33" style:family="paragraph" style:parent-style-name="Standard" style:list-style-name="L7">
      <style:text-properties officeooo:rsid="001e602e" officeooo:paragraph-rsid="001e602e"/>
    </style:style>
    <style:style style:name="P34" style:family="paragraph" style:parent-style-name="Standard">
      <style:text-properties officeooo:rsid="0036c3d9" officeooo:paragraph-rsid="0036c3d9"/>
    </style:style>
    <style:style style:name="P35" style:family="paragraph" style:parent-style-name="Standard" style:list-style-name="L8">
      <style:text-properties officeooo:rsid="00387b65" officeooo:paragraph-rsid="00387b65"/>
    </style:style>
    <style:style style:name="P36" style:family="paragraph" style:parent-style-name="Standard">
      <style:text-properties officeooo:rsid="00387b65" officeooo:paragraph-rsid="00387b65"/>
    </style:style>
    <style:style style:name="P37" style:family="paragraph" style:parent-style-name="Standard">
      <style:text-properties officeooo:rsid="00391b1b" officeooo:paragraph-rsid="00391b1b"/>
    </style:style>
    <style:style style:name="P38" style:family="paragraph" style:parent-style-name="Standard" style:list-style-name="L9">
      <style:text-properties officeooo:rsid="003a14c8" officeooo:paragraph-rsid="003a14c8"/>
    </style:style>
    <style:style style:name="P39" style:family="paragraph" style:parent-style-name="Standard">
      <style:text-properties officeooo:rsid="003a14c8" officeooo:paragraph-rsid="003a14c8"/>
    </style:style>
    <style:style style:name="P40" style:family="paragraph" style:parent-style-name="Standard" style:list-style-name="L9">
      <style:text-properties officeooo:rsid="003af0c0" officeooo:paragraph-rsid="003af0c0"/>
    </style:style>
    <style:style style:name="P41" style:family="paragraph" style:parent-style-name="Standard">
      <style:text-properties officeooo:rsid="003bb56b" officeooo:paragraph-rsid="003bb56b"/>
    </style:style>
    <style:style style:name="P42" style:family="paragraph" style:parent-style-name="Standard" style:list-style-name="L11">
      <style:text-properties officeooo:rsid="003bb56b" officeooo:paragraph-rsid="003bb56b"/>
    </style:style>
    <style:style style:name="P43" style:family="paragraph" style:parent-style-name="Standard" style:list-style-name="L11">
      <style:text-properties officeooo:rsid="004133d9" officeooo:paragraph-rsid="004133d9"/>
    </style:style>
    <style:style style:name="P44" style:family="paragraph" style:parent-style-name="Standard" style:list-style-name="L11">
      <style:text-properties officeooo:rsid="0042996c" officeooo:paragraph-rsid="0042996c"/>
    </style:style>
    <style:style style:name="P45" style:family="paragraph" style:parent-style-name="Standard" style:list-style-name="L11">
      <style:text-properties officeooo:rsid="004405f6" officeooo:paragraph-rsid="004405f6"/>
    </style:style>
    <style:style style:name="T1" style:family="text">
      <style:text-properties fo:font-weight="bold" officeooo:rsid="00207dad" style:font-weight-asian="bold" style:font-weight-complex="bold"/>
    </style:style>
    <style:style style:name="T2" style:family="text">
      <style:text-properties fo:font-weight="bold" officeooo:rsid="002d6afd" style:font-weight-asian="bold" style:font-weight-complex="bold"/>
    </style:style>
    <style:style style:name="T3" style:family="text">
      <style:text-properties fo:font-weight="bold" officeooo:rsid="003348be" style:font-weight-asian="bold" style:font-weight-complex="bold"/>
    </style:style>
    <style:style style:name="T4" style:family="text">
      <style:text-properties officeooo:rsid="00224d6a"/>
    </style:style>
    <style:style style:name="T5" style:family="text">
      <style:text-properties officeooo:rsid="0028022b"/>
    </style:style>
    <style:style style:name="T6" style:family="text">
      <style:text-properties officeooo:rsid="002d6afd"/>
    </style:style>
    <style:style style:name="T7" style:family="text">
      <style:text-properties officeooo:rsid="002f797a"/>
    </style:style>
    <style:style style:name="T8" style:family="text">
      <style:text-properties officeooo:rsid="003432ad"/>
    </style:style>
    <style:style style:name="T9" style:family="text">
      <style:text-properties officeooo:rsid="00257e76"/>
    </style:style>
    <style:style style:name="T10" style:family="text">
      <style:text-properties officeooo:rsid="0036c3d9"/>
    </style:style>
    <style:style style:name="T11" style:family="text">
      <style:text-properties officeooo:rsid="003ee5ac"/>
    </style:style>
    <style:style style:name="T12" style:family="text">
      <style:text-properties officeooo:rsid="004002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odels of Other Countries</text:p>
      <text:p text:style-name="P34"/>
      <text:p text:style-name="P34">Traits to deal with:</text:p>
      <text:list xml:id="list1863279160483612141" text:style-name="L8">
        <text:list-item>
          <text:p text:style-name="P35">Aggression</text:p>
          <text:list>
            <text:list-item>
              <text:p text:style-name="P35">meek</text:p>
            </text:list-item>
            <text:list-item>
              <text:p text:style-name="P35">passive</text:p>
            </text:list-item>
            <text:list-item>
              <text:p text:style-name="P35">rational</text:p>
            </text:list-item>
            <text:list-item>
              <text:p text:style-name="P35">aggressive</text:p>
            </text:list-item>
            <text:list-item>
              <text:p text:style-name="P35">violent</text:p>
            </text:list-item>
          </text:list>
        </text:list-item>
        <text:list-item>
          <text:p text:style-name="P35">Diplomacy</text:p>
          <text:list>
            <text:list-item>
              <text:p text:style-name="P35">isolationist</text:p>
            </text:list-item>
            <text:list-item>
              <text:p text:style-name="P35">interventionist</text:p>
            </text:list-item>
          </text:list>
        </text:list-item>
        <text:list-item>
          <text:p text:style-name="P35">Confidence</text:p>
          <text:list>
            <text:list-item>
              <text:p text:style-name="P35">critical</text:p>
            </text:list-item>
            <text:list-item>
              <text:p text:style-name="P35">realistic</text:p>
            </text:list-item>
            <text:list-item>
              <text:p text:style-name="P35">conceited</text:p>
            </text:list-item>
          </text:list>
        </text:list-item>
        <text:list-item>
          <text:p text:style-name="P35">Strength</text:p>
          <text:list>
            <text:list-item>
              <text:p text:style-name="P35">weak</text:p>
            </text:list-item>
            <text:list-item>
              <text:p text:style-name="P35">strong</text:p>
            </text:list-item>
            <text:list-item>
              <text:p text:style-name="P35">super-power</text:p>
            </text:list-item>
          </text:list>
        </text:list-item>
        <text:list-item>
          <text:p text:style-name="P35">Intelligence</text:p>
          <text:list>
            <text:list-item>
              <text:p text:style-name="P35">follower</text:p>
            </text:list-item>
            <text:list-item>
              <text:p text:style-name="P35">average-Joe</text:p>
            </text:list-item>
            <text:list-item>
              <text:p text:style-name="P35">visionary</text:p>
            </text:list-item>
          </text:list>
        </text:list-item>
      </text:list>
      <text:p text:style-name="P36"/>
      <text:p text:style-name="P37">Actions to deal with:</text:p>
      <text:list xml:id="list3091859030978557484" text:style-name="L9">
        <text:list-item>
          <text:p text:style-name="P38">attack directly</text:p>
          <text:list>
            <text:list-item>
              <text:p text:style-name="P38">attack on allies</text:p>
            </text:list-item>
            <text:list-item>
              <text:p text:style-name="P38">attack on enemies</text:p>
            </text:list-item>
          </text:list>
        </text:list-item>
        <text:list-item>
          <text:p text:style-name="P40">receive attack (defend)</text:p>
        </text:list-item>
        <text:list-item>
          <text:p text:style-name="P38">attack directly preceded by gifts (deception)</text:p>
        </text:list-item>
        <text:list-item>
          <text:p text:style-name="P38">give gift</text:p>
        </text:list-item>
        <text:list-item>
          <text:p text:style-name="P38">demand tribute</text:p>
        </text:list-item>
        <text:list-item>
          <text:p text:style-name="P38">give <text:span text:style-name="T12">gift under duress</text:span> <text:span text:style-name="T12">(</text:span>tribute<text:span text:style-name="T12">)</text:span></text:p>
        </text:list-item>
      </text:list>
      <text:p text:style-name="P39"/>
      <text:p text:style-name="P41">Wild speculation about how to deal with these in combination:</text:p>
      <text:list xml:id="list2767361851465554562" text:style-name="L11">
        <text:list-item>
          <text:p text:style-name="P42">Diplomacy</text:p>
          <text:list>
            <text:list-item>
              <text:p text:style-name="P42">isolationist = majority of actions are <text:span text:style-name="T11">'give gift'</text:span></text:p>
            </text:list-item>
            <text:list-item>
              <text:p text:style-name="P43">interventionist = demand tribute or attack</text:p>
            </text:list-item>
          </text:list>
        </text:list-item>
        <text:list-item>
          <text:p text:style-name="P43">Intelligence</text:p>
          <text:list>
            <text:list-item>
              <text:p text:style-name="P43">if they've deceived, they're a visionary (but you need to have game to recognize game)</text:p>
            </text:list-item>
            <text:list-item>
              <text:p text:style-name="P45">stupid/weak to give gifts to weaker countries if you're the type to demand tribute</text:p>
            </text:list-item>
            <text:list-item>
              <text:p text:style-name="P45">stupid </text:p>
            </text:list-item>
          </text:list>
        </text:list-item>
        <text:list-item>
          <text:p text:style-name="P44">Attacks</text:p>
          <text:list>
            <text:list-item>
              <text:p text:style-name="P45">if they've attacked an ally, they're violent</text:p>
            </text:list-item>
            <text:list-item>
              <text:p text:style-name="P45"><text:soft-page-break/>if they've attacked anyone, they're an interventionist</text:p>
            </text:list-item>
            <text:list-item>
              <text:p text:style-name="P45">if they've attacked after giving gifts, they're intelligent</text:p>
            </text:list-item>
            <text:list-item>
              <text:p text:style-name="P45">if they've attacked a much stronger country, they're stupid</text:p>
            </text:list-item>
          </text:list>
        </text:list-item>
        <text:list-item>
          <text:p text:style-name="P45">we</text:p>
        </text:list-item>
      </text:list>
      <text:list xml:id="list13908308299842" text:continue-list="list3091859030978557484" text:style-name="L9">
        <text:list-header>
          <text:p text:style-name="P38"/>
        </text:list-header>
      </text:list>
      <text:p text:style-name="P1"/>
      <text:p text:style-name="P1"><text:span text:style-name="T9">Update other-country model:</text:span></text:p>
      <text:list xml:id="list8469908754575365517" text:style-name="L1">
        <text:list-item>
          <text:p text:style-name="P12">When they do an action to you</text:p>
        </text:list-item>
        <text:list-item>
          <text:p text:style-name="P13"><text:span text:style-name="T10">W</text:span>hen we do an action toward them (update meta-model)</text:p>
        </text:list-item>
        <text:list-item>
          <text:p text:style-name="P12">When they do an action toward your ally</text:p>
        </text:list-item>
        <text:list-item>
          <text:p text:style-name="P14">When they declare war</text:p>
        </text:list-item>
      </text:list>
      <text:p text:style-name="P1"/>
      <text:p text:style-name="P8">Strategy Methods:</text:p>
      <text:p text:style-name="P1"/>
      <text:p text:style-name="P1">input : our view <text:span text:style-name="T5">of ourselves, our view of another country</text:span> </text:p>
      <text:p text:style-name="P1">output: a <text:span text:style-name="T5">designation of your relationship with that country</text:span></text:p>
      <text:p text:style-name="P1"/>
      <text:p text:style-name="P9">in between:</text:p>
      <text:list xml:id="list4392587718518556108" text:style-name="L2">
        <text:list-item>
          <text:p text:style-name="P15">compare resources</text:p>
        </text:list-item>
        <text:list-item>
          <text:p text:style-name="P15">compare <text:span text:style-name="T7">allies</text:span></text:p>
        </text:list-item>
        <text:list-item>
          <text:p text:style-name="P16">examine their meta-model for what they think of you </text:p>
        </text:list-item>
        <text:list-item>
          <text:p text:style-name="P16">examine their past actions toward you</text:p>
        </text:list-item>
      </text:list>
      <text:p text:style-name="P1"/>
      <text:p text:style-name="P1">Strategies (sub-bullets are potential action items):</text:p>
      <text:list xml:id="list8851283449736644685" text:style-name="L3">
        <text:list-item>
          <text:p text:style-name="P17">enemy </text:p>
          <text:list>
            <text:list-item>
              <text:p text:style-name="P23">attack them <text:span text:style-name="T8">directly</text:span></text:p>
            </text:list-item>
            <text:list-item>
              <text:p text:style-name="P23">deceive them</text:p>
              <text:list>
                <text:list-item>
                  <text:p text:style-name="P25">give gift</text:p>
                </text:list-item>
                <text:list-item>
                  <text:p text:style-name="P26">attack!</text:p>
                </text:list-item>
              </text:list>
            </text:list-item>
            <text:list-item>
              <text:p text:style-name="P23">attack their allies</text:p>
            </text:list-item>
            <text:list-item>
              <text:p text:style-name="P18">defend yourself</text:p>
            </text:list-item>
            <text:list-item>
              <text:p text:style-name="P23">gather intelligence on them</text:p>
              <text:list>
                <text:list-item>
                  <text:p text:style-name="P25">explore past actions toward other countries</text:p>
                </text:list-item>
                <text:list-item>
                  <text:p text:style-name="P27">change your model of them</text:p>
                </text:list-item>
              </text:list>
            </text:list-item>
          </text:list>
        </text:list-item>
        <text:list-item>
          <text:p text:style-name="P28">subordinate</text:p>
          <text:list>
            <text:list-item>
              <text:p text:style-name="P28">attack</text:p>
            </text:list-item>
            <text:list-item>
              <text:p text:style-name="P28">demand tribute</text:p>
            </text:list-item>
            <text:list-item>
              <text:p text:style-name="P29">ignore/gather intelligence</text:p>
            </text:list-item>
            <text:list-item>
              <text:p text:style-name="P28">give aid </text:p>
            </text:list-item>
          </text:list>
        </text:list-item>
        <text:list-item>
          <text:p text:style-name="P23">ally </text:p>
          <text:list>
            <text:list-item>
              <text:p text:style-name="P30">attack their enemies</text:p>
            </text:list-item>
            <text:list-item>
              <text:p text:style-name="P30"><text:span text:style-name="T5">give</text:span> gift</text:p>
            </text:list-item>
          </text:list>
        </text:list-item>
        <text:list-item>
          <text:p text:style-name="P23">neutrality </text:p>
          <text:list>
            <text:list-item>
              <text:p text:style-name="P31">nothing</text:p>
            </text:list-item>
          </text:list>
        </text:list-item>
      </text:list>
      <text:p text:style-name="P4"/>
      <text:p text:style-name="P4"><text:span text:style-name="T2">How We</text:span><text:span text:style-name="T1"> </text:span><text:span text:style-name="T3">Decide </text:span><text:span text:style-name="T1">Actions</text:span>: <text:span text:style-name="T6">(with our view of ourselves, our view of them</text:span> </text:p>
      <text:p text:style-name="P4"><text:soft-page-break/></text:p>
      <text:p text:style-name="P7">Go through allies:</text:p>
      <text:p text:style-name="P10">If you're an interventionist:</text:p>
      <text:list xml:id="list447682518385581104" text:style-name="L4">
        <text:list-item>
          <text:p text:style-name="P19">If an ally has only a small amount of money, give them money</text:p>
        </text:list-item>
        <text:list-item>
          <text:p text:style-name="P19">If an ally is at war and the enemy is much stronger than you, give money to ally</text:p>
        </text:list-item>
        <text:list-item>
          <text:p text:style-name="P20">If an ally is at war and the enemy is not stronger than you, give some people to ally and gather intelligence</text:p>
        </text:list-item>
        <text:list-item>
          <text:p text:style-name="P21">If an ally is at war and the enemy is not stronger than you and you're aggressive and confident, declare war on country</text:p>
        </text:list-item>
      </text:list>
      <text:p text:style-name="P11">If you're an isolationist:</text:p>
      <text:list xml:id="list4854178400431879686" text:style-name="L5">
        <text:list-item>
          <text:p text:style-name="P32">Wish them well</text:p>
        </text:list-item>
      </text:list>
      <text:p text:style-name="P5"/>
      <text:p text:style-name="P6">Go through aid</text:p>
      <text:p text:style-name="P5">If you're an interventionist:</text:p>
      <text:list xml:id="list5854691088243014677" text:style-name="L6">
        <text:list-item>
          <text:p text:style-name="P22">Give one one-billionth of your total wealth to that country</text:p>
        </text:list-item>
        <text:list-item>
          <text:p text:style-name="P22">Assume they're becoming like you</text:p>
        </text:list-item>
      </text:list>
      <text:p text:style-name="P5">If you're an isolationist:</text:p>
      <text:list xml:id="list4932646667054170566" text:style-name="L7">
        <text:list-item>
          <text:p text:style-name="P33">Do nothing</text:p>
        </text:list-item>
      </text:list>
      <text:p text:style-name="P5"/>
      <text:p text:style-name="P6">Go through <text:span text:style-name="T4">enemies</text:span></text:p>
      <text:p text:style-name="P1"/>
      <text:p text:style-name="P1"/>
      <text:p text:style-name="P3">Diplomacy Queue: <text:s text:c="2"/></text:p>
      <text:p text:style-name="P2">Self Queu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6:41:35.638383008</meta:creation-date>
    <dc:date>2015-05-10T01:39:07.946730020</dc:date>
    <meta:editing-duration>PT1H58M54S</meta:editing-duration>
    <meta:editing-cycles>43</meta:editing-cycles>
    <meta:generator>LibreOffice/4.2.8.2$Linux_X86_64 LibreOffice_project/420m0$Build-2</meta:generator>
    <meta:document-statistic meta:table-count="0" meta:image-count="0" meta:object-count="0" meta:page-count="3" meta:paragraph-count="99" meta:word-count="490" meta:character-count="2608" meta:non-whitespace-character-count="2283"/>
  </office:meta>
</office:document-meta>
</file>